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ootnotes</text:p>
      <text:p text:style-name="rststyle-textbody">manually numbered <text:note text:id="footnote-1" text:note-class="footnote"><text:note-citation text:label="1">1</text:note-citation><text:note-body><text:p text:style-name="rststyle-footnote">A footnote contains body elements, consistently indented by at
least 1 space.</text:p></text:note-body></text:note> and referenced twice <text:note-ref text:note-class="footnote" text:ref-name="footnote-1" text:reference-format="page">1<text:note-citation text:label="1">1</text:note-citation></text:note-ref> 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milde</meta:initial-creator>
    <meta:creation-date>2024-09-24T00:32:19</meta:creation-date>
    <dc:creator>milde</dc:creator>
    <dc:date>2024-09-24T00:32:19</dc:date>
    <dc:language>en-US</dc:language>
    <meta:editing-cycles>1</meta:editing-cycles>
    <meta:editing-duration>PT00M01S</meta:editing-duration>
    <dc:title>Footnotes</dc:title>
  </office:meta>
</office:document-meta>
</file>